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auto-grow-height="true"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fo:min-height="3.506cm"/>
    </style:style>
    <style:style style:name="pr8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fo:font-size="22pt" fo:language="en" fo:country="US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004 Declaraciones JavaScript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 text:style-name="P1">Bienvenido 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" xml:id="id2" draw:id="id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vaScript / Statements</text:p>
          </draw:text-box>
        </draw:frame>
        <draw:frame presentation:style-name="pr5" draw:layer="layout" svg:width="12.297cm" svg:height="12.179cm" svg:x="1.4cm" svg:y="4.914cm" presentation:class="outline">
          <draw:text-box>
            <text:p><text:s/><text:tab/></text:p>
            <text:list text:style-name="L2">
              <text:list-item>
                <text:p><text:s text:c="4"/>async function</text:p>
              </text:list-item>
              <text:list-item>
                <text:p><text:s text:c="4"/>block</text:p>
              </text:list-item>
              <text:list-item>
                <text:p><text:s text:c="4"/>break</text:p>
              </text:list-item>
              <text:list-item>
                <text:p><text:s text:c="4"/>class</text:p>
              </text:list-item>
              <text:list-item>
                <text:p><text:s text:c="4"/>const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/>
              </text:list-header>
              <text:list-item>
                <text:p><text:s text:c="4"/>continue</text:p>
              </text:list-item>
              <text:list-item>
                <text:p><text:s text:c="4"/>debugger</text:p>
              </text:list-item>
              <text:list-item>
                <text:p><text:s text:c="4"/>default</text:p>
              </text:list-item>
              <text:list-item>
                <text:p><text:s text:c="4"/>do...while</text:p>
              </text:list-item>
              <text:list-item>
                <text:p><text:s text:c="4"/>Empty</text:p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3" xml:id="id3" draw:id="id3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avaScript / Statement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<text:s/><text:tab/>export</text:p>
              </text:list-item>
              <text:list-item>
                <text:p><text:s text:c="4"/>for</text:p>
              </text:list-item>
              <text:list-item>
                <text:p><text:s text:c="4"/>for each...in</text:p>
              </text:list-item>
              <text:list-item>
                <text:p><text:s text:c="4"/>for-await...of</text:p>
              </text:list-item>
              <text:list-item>
                <text:p><text:s text:c="4"/>for...in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<text:s text:c="2"/><text:tab/>for...of</text:p>
              </text:list-item>
              <text:list-item>
                <text:p><text:s text:c="4"/>function</text:p>
              </text:list-item>
              <text:list-item>
                <text:p><text:s text:c="4"/>function*</text:p>
              </text:list-item>
              <text:list-item>
                <text:p><text:s text:c="4"/>if...else</text:p>
              </text:list-item>
              <text:list-item>
                <text:p><text:s text:c="4"/>Import<text:tab/></text:p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3" xml:id="id4" draw:id="id4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JavaScript / Statements</text:p>
          </draw:text-box>
        </draw:frame>
        <draw:frame presentation:style-name="pr5" draw:layer="layout" svg:width="12.297cm" svg:height="12.179cm" svg:x="1.4cm" svg:y="4.914cm" presentation:class="outline">
          <draw:text-box>
            <text:list text:style-name="L2">
              <text:list-item>
                <text:p><text:s/><text:tab/>import.meta</text:p>
              </text:list-item>
              <text:list-item>
                <text:p><text:s text:c="4"/>label</text:p>
              </text:list-item>
              <text:list-item>
                <text:p><text:s text:c="4"/>let</text:p>
              </text:list-item>
              <text:list-item>
                <text:p><text:s text:c="4"/>return</text:p>
              </text:list-item>
              <text:list-item>
                <text:p><text:s text:c="4"/>switch</text:p>
              </text:list-item>
            </text:list>
          </draw:text-box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<text:s/><text:tab/>throw</text:p>
              </text:list-item>
              <text:list-item>
                <text:p><text:s text:c="4"/>try...catch</text:p>
              </text:list-item>
              <text:list-item>
                <text:p><text:s text:c="4"/>var</text:p>
              </text:list-item>
              <text:list-item>
                <text:p><text:s text:c="4"/>while</text:p>
              </text:list-item>
              <text:list-item>
                <text:p><text:s text:c="4"/>with</text:p>
              </text:list-item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print_20_Plans">
        <draw:frame presentation:style-name="pr8" draw:text-style-name="P4" draw:layer="layout" svg:width="19.999cm" svg:height="3.506cm" svg:x="6.6cm" svg:y="8.8cm" presentation:class="title" presentation:user-transformed="true">
          <draw:text-box>
            <text:p><text:span text:style-name="T1">Carlos Alemán </text:span><text:span text:style-name="T1"><text:line-break/></text:span><text:span text:style-name="T1">#codefuncode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0T18:08:15.605019725</meta:creation-date>
    <meta:editing-duration>PT28M11S</meta:editing-duration>
    <meta:editing-cycles>7</meta:editing-cycles>
    <meta:generator>LibreOffice/6.0.7.3$Linux_X86_64 LibreOffice_project/00m0$Build-3</meta:generator>
    <dc:title>Blueprint Plans</dc:title>
    <meta:initial-creator>codefuncode </meta:initial-creator>
    <dc:date>2020-07-11T21:41:13.747886608</dc:date>
    <dc:creator>codefuncode </dc:creator>
    <meta:document-statistic meta:object-count="54"/>
  </office:meta>
</office:document-meta>
</file>